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in" style:contextual-spacing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2" style:family="paragraph" style:parent-style-name="List_20_Paragraph">
      <style:text-properties fo:language="en" fo:country="US" fo:font-weight="bold" style:font-weight-asian="bold"/>
    </style:style>
    <style:style style:name="P3" style:family="paragraph" style:parent-style-name="List_20_Paragraph">
      <style:paragraph-properties fo:margin-left="0.6874in" fo:margin-right="0in" fo:text-indent="0in" style:auto-text-indent="false"/>
      <style:text-properties fo:color="#4f81bd" loext:opacity="100%" style:font-name="Arial" fo:language="en" fo:country="US" fo:font-weight="bold" style:language-asian="en" style:country-asian="US" style:font-weight-asian="bold" style:font-name-complex="Arial1"/>
    </style:style>
    <style:style style:name="P4" style:family="paragraph" style:parent-style-name="List_20_Paragraph" style:list-style-name="WWNum11">
      <style:paragraph-properties fo:margin-left="0in" fo:margin-right="0in" fo:text-indent="0in" style:auto-text-indent="false"/>
    </style:style>
    <style:style style:name="P5" style:family="paragraph" style:parent-style-name="List_20_Paragraph" style:list-style-name="WWNum11">
      <style:paragraph-properties fo:margin-left="0in" fo:margin-right="0in" fo:text-indent="0in" style:auto-text-indent="false"/>
      <style:text-properties officeooo:paragraph-rsid="000b2426"/>
    </style:style>
    <style:style style:name="P6" style:family="paragraph" style:parent-style-name="List_20_Paragraph" style:list-style-name="WWNum11">
      <style:paragraph-properties fo:margin-left="0in" fo:margin-right="0in" fo:text-indent="0in" style:auto-text-indent="false"/>
      <style:text-properties officeooo:paragraph-rsid="000df5f5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language="en" fo:country="US" fo:font-weight="bold" style:font-weight-asian="bold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color="#000000" loext:opacity="100%" fo:font-weight="bold" style:font-weight-asian="bold" style:font-size-complex="10pt"/>
    </style:style>
    <style:style style:name="P9" style:family="paragraph" style:parent-style-name="Standard">
      <style:text-properties fo:color="#4f81bd" loext:opacity="100%" style:font-name="Arial" fo:font-weight="bold" style:language-asian="en" style:country-asian="US" style:font-weight-asian="bold" style:font-name-complex="Arial1"/>
    </style:style>
    <style:style style:name="P10" style:family="paragraph" style:parent-style-name="Standard">
      <style:text-properties fo:font-size="14pt" fo:language="en" fo:country="US" fo:font-style="italic" style:font-size-asian="14pt" style:font-style-asian="italic"/>
    </style:style>
    <style:style style:name="P11" style:family="paragraph" style:parent-style-name="Standard">
      <style:text-properties fo:language="en" fo:country="US" fo:font-weight="bold" style:font-weight-asian="bold"/>
    </style:style>
    <style:style style:name="P12" style:family="paragraph" style:parent-style-name="Standard">
      <style:text-properties fo:color="#800080" loext:opacity="100%" style:font-name="Calibri" fo:font-size="11pt" fo:language="en" fo:country="US" fo:font-weight="bold" officeooo:rsid="0009d139" officeooo:paragraph-rsid="0009d139" style:font-size-asian="9.60000038146973pt" style:font-weight-asian="bold" style:font-size-complex="11pt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color="#4f81bd" loext:opacity="100%" style:font-name="Arial" fo:font-size="14pt" fo:font-weight="bold" style:font-size-asian="14pt" style:language-asian="en" style:country-asian="US" style:font-weight-asian="bold" style:font-name-complex="Arial1"/>
    </style:style>
    <style:style style:name="T2" style:family="text">
      <style:text-properties fo:color="#4f81bd" loext:opacity="100%" style:font-name="Arial" fo:font-size="14pt" fo:language="en" fo:country="US" fo:font-weight="bold" style:font-size-asian="14pt" style:language-asian="en" style:country-asian="US" style:font-weight-asian="bold" style:font-name-complex="Arial1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fo:font-size="14pt" fo:language="en" fo:country="US" fo:font-style="italic" style:font-size-asian="14pt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color="#800080" loext:opacity="100%" style:font-name="Calibri" fo:font-size="11pt" fo:language="en" fo:country="US" fo:font-weight="bold" officeooo:rsid="0009d139" style:font-size-asian="9.60000038146973pt" style:font-weight-asian="bold" style:font-size-complex="11pt"/>
    </style:style>
    <style:style style:name="T8" style:family="text">
      <style:text-properties fo:color="#800080" loext:opacity="100%" style:font-name="Calibri" fo:font-size="11pt" fo:language="en" fo:country="US" fo:font-weight="bold" officeooo:rsid="0009d139" style:font-size-asian="9.60000038146973pt" style:font-weight-asian="bold" style:font-size-complex="11pt"/>
    </style:style>
    <style:style style:name="T9" style:family="text">
      <style:text-properties fo:color="#800080" loext:opacity="100%" style:font-name="Calibri" fo:font-size="11pt" fo:language="en" fo:country="US" fo:font-weight="bold" officeooo:rsid="000b2426" style:font-size-asian="9.60000038146973pt" style:font-weight-asian="bold" style:font-size-complex="11pt"/>
    </style:style>
    <style:style style:name="T10" style:family="text">
      <style:text-properties fo:color="#800080" loext:opacity="100%" style:font-name="Calibri" fo:font-size="11pt" fo:language="en" fo:country="US" fo:font-weight="bold" officeooo:rsid="000c9006" style:font-size-asian="9.60000038146973pt" style:font-weight-asian="bold" style:font-size-complex="11pt"/>
    </style:style>
    <style:style style:name="T11" style:family="text">
      <style:text-properties fo:color="#800080" loext:opacity="100%" style:font-name="Calibri" fo:font-size="11pt" fo:language="en" fo:country="US" fo:font-weight="bold" officeooo:rsid="00100151" style:font-size-asian="9.60000038146973pt" style:font-weight-asian="bold" style:font-size-complex="11pt"/>
    </style:style>
    <style:style style:name="T12" style:family="text">
      <style:text-properties fo:color="#800080" loext:opacity="100%" style:font-name="Calibri" fo:font-size="11pt" fo:language="en" fo:country="US" fo:font-weight="bold" officeooo:rsid="00108826" style:font-size-asian="9.60000038146973pt" style:font-weight-asian="bold" style:font-size-complex="11pt"/>
    </style:style>
    <style:style style:name="T13" style:family="text">
      <style:text-properties officeooo:rsid="000b24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Assignment </text:span><text:span text:style-name="T2">7</text:span><text:span text:style-name="T1"> – </text:span><text:span text:style-name="T2">Trees</text:span></text:p>
      <text:p text:style-name="P9"/>
      <text:p text:style-name="P3"/>
      <text:p text:style-name="Standard"><text:bookmark-start text:name="_Hlk62318174"/><text:span text:style-name="T3">Write pseudo-code for problems requiring code. Do not write Java, Python or C++. </text:span><text:bookmark-end text:name="_Hlk62318174"/><text:span text:style-name="T3">You are responsible for the appropriate level of detail.</text:span><text:span text:style-name="T4"> For the questions asking for justification, please provide a detailed mathematically oriented discussion. A proof is not required.</text:span></text:p>
      <text:p text:style-name="P10"/>
      <text:list xml:id="list371726437" text:style-name="WWNum11">
        <text:list-item>
          <text:p text:style-name="P4"><text:span text:style-name="T5">How many ancestors does a node at level n in a binary tree have? </text:span><text:span text:style-name="T6">Provide justification. </text:span></text:p>
        </text:list-item>
      </text:list>
      <text:p text:style-name="P12">In a <text:span text:style-name="T13">n</text:span>ode a<text:span text:style-name="T13">t</text:span> level n of a binary tree should also have n ancestors. This would be 1 ancestor at each previous level until the root node.</text:p>
      <text:p text:style-name="P11"/>
      <text:list xml:id="list194948508378610" text:continue-numbering="true" text:style-name="WWNum11">
        <text:list-item>
          <text:p text:style-name="P5"><text:span text:style-name="T5">Prove that a strictly binary tree </text:span><text:span text:style-name="T6">(regular binary tree) </text:span><text:span text:style-name="T5">with n leaves contains 2n-1 nodes.</text:span><text:span text:style-name="T6"> Provide justification.</text:span><text:span text:style-name="T5"><text:line-break/></text:span><text:span text:style-name="T7">.</text:span><text:span text:style-name="T9">if a binary tree has ‘m’ levels, the number of leaves if regular is 2 ^m. Then the total number is always the following sum: 2^m + 2^</text:span><text:span text:style-name="T10">(</text:span><text:span text:style-name="T9">m-1</text:span><text:span text:style-name="T10">)</text:span><text:span text:style-name="T9"> + … 2^0. <text:s/>2^</text:span><text:span text:style-name="T10">(</text:span><text:span text:style-name="T9">m-1</text:span><text:span text:style-name="T10">)</text:span><text:span text:style-name="T9">+...2^0 = </text:span><text:span text:style-name="T10">2^m – 1 therefore 2(2^m)-1 where n = 2^m.</text:span></text:p>
        </text:list-item>
      </text:list>
      <text:p text:style-name="P7"/>
      <text:list xml:id="list194947866927264" text:continue-numbering="true" text:style-name="WWNum11">
        <text:list-item>
          <text:p text:style-name="P6"><text:span text:style-name="T6">Explain in detail</text:span><text:span text:style-name="T5"> that if m pointer fields are set aside in each node of a general </text:span><text:span text:style-name="T6">m-ary </text:span><text:span text:style-name="T5">tree to point to a maximum of m </text:span><text:span text:style-name="T6">child nodes</text:span><text:span text:style-name="T5">, and if the number of nodes in the tree is n, the number of null </text:span><text:span text:style-name="T6">child</text:span><text:span text:style-name="T5"> pointer fields is n*(m-1)+1.<text:line-break/></text:span><text:span text:style-name="T7">.</text:span><text:span text:style-name="T11">All of the leaves will have m null pointers. </text:span><text:span text:style-name="T12">If we manipulate the tree so that it is a singe line of nodes. All nodes will have (m-1) null pointers except for the last node so we must add +1 to account for that. There will always be the same number of null pointers despite the shape of the tree.</text:span></text:p>
        </text:list-item>
      </text:list>
      <text:p text:style-name="P8"/>
      <text:list xml:id="list194948262492142" text:continue-numbering="true" text:style-name="WWNum11">
        <text:list-item>
          <text:p text:style-name="P4"><text:span text:style-name="T5">Define the Fibonacci binary tree of order n as follows: If n=0 or n=1, the tree consists of a single node. If n&gt;1, the tree consists of a root, with the Fibonacci tree of order n-1 as the left subtree and the Fibonacci tree of order n-2 as the right subtree.</text:span><text:span text:style-name="T6"> <text:s/></text:span><text:span text:style-name="T5">Write a </text:span><text:span text:style-name="T6">method</text:span><text:span text:style-name="T5"> that </text:span><text:span text:style-name="T6">builds a</text:span><text:span text:style-name="T5"> Fibonacci binary tree of order n</text:span><text:span text:style-name="T6"> and </text:span><text:span text:style-name="T5">returns a pointer</text:span><text:span text:style-name="T6"> to it</text:span><text:span text:style-name="T5">.<text:line-break/></text:span></text:p>
        </text:list-item>
      </text:list>
      <text:p text:style-name="P2"/>
      <text:list xml:id="list194947964302883" text:continue-numbering="true" text:style-name="WWNum11">
        <text:list-item>
          <text:p text:style-name="P4"><text:span text:style-name="T6">Answer the following questions about Fibonacci binary tree defined in the previous problem.</text:span></text:p>
        </text:list-item>
      </text:list>
      <text:p text:style-name="P2"/>
      <text:p text:style-name="P13"><text:span text:style-name="T6">a</text:span><text:span text:style-name="T5">) Is such a tree strictly binary?<text:line-break/></text:span><text:span text:style-name="T6">b</text:span><text:span text:style-name="T5">) What is the number of leaves in the Fibonacci tree of order n?<text:line-break/></text:span><text:span text:style-name="T6">c</text:span><text:span text:style-name="T5">) What is the depth of the Fibonacci tree of order n?<text:line-break/></text:span></text:p>
      <text:h text:style-name="P1" text:outline-level="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ru" fo:country="RU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fo:color="#000000" loext:opacity="100%" style:font-name="Arial" fo:font-family="Arial" style:font-family-generic="roman" style:font-pitch="variable" fo:font-size="10pt" fo:language="en" fo:country="US" style:font-name-asian="F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4pt" fo:language="ru" fo:country="RU" fo:font-style="italic" fo:font-weight="bold" style:font-size-asian="14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41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ading - EN605.202.81 - HW4</dc:title>
    <meta:initial-creator>Eleanor</meta:initial-creator>
    <meta:editing-cycles>16</meta:editing-cycles>
    <meta:print-date>2020-10-16T00:49:00</meta:print-date>
    <meta:creation-date>2014-01-21T03:57:00</meta:creation-date>
    <dc:date>2021-03-17T19:49:46.122621350</dc:date>
    <meta:editing-duration>PT2H2M32S</meta:editing-duration>
    <meta:generator>LibreOffice/7.0.4.2$Linux_X86_64 LibreOffice_project/00$Build-2</meta:generator>
    <meta:document-statistic meta:table-count="0" meta:image-count="0" meta:object-count="0" meta:page-count="1" meta:paragraph-count="9" meta:word-count="373" meta:character-count="1972" meta:non-whitespace-character-count="1606"/>
    <meta:user-defined meta:name="AppVersion">16.0000</meta:user-defined>
    <meta:template xlink:type="simple" xlink:actuate="onRequest" xlink:title="Normal" xlink:href=""/>
  </office:meta>
</office:document-meta>
</file>